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DBCF5631.png" manifest:media-type="image/png"/>
  <manifest:file-entry manifest:full-path="Pictures/100002E800000295000002957A47914A.svg" manifest:media-type="image/svg+xml"/>
  <manifest:file-entry manifest:full-path="Pictures/100000010000001900000019930DAAE8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36642b"/>
    </style:style>
    <style:style style:name="P3" style:family="paragraph" style:parent-style-name="Text_20_body">
      <style:text-properties officeooo:rsid="0014ce84" officeooo:paragraph-rsid="0014ce84"/>
    </style:style>
    <style:style style:name="P4" style:family="paragraph" style:parent-style-name="Text_20_body">
      <style:text-properties officeooo:paragraph-rsid="0014ce84"/>
    </style:style>
    <style:style style:name="P5" style:family="paragraph" style:parent-style-name="Text_20_body">
      <style:text-properties officeooo:paragraph-rsid="00586586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P7" style:family="paragraph" style:parent-style-name="Heading_20_1">
      <style:text-properties officeooo:paragraph-rsid="00175c61"/>
    </style:style>
    <style:style style:name="P8" style:family="paragraph" style:parent-style-name="Heading_20_1">
      <style:text-properties officeooo:rsid="00254c33" officeooo:paragraph-rsid="00254c33"/>
    </style:style>
    <style:style style:name="P9" style:family="paragraph" style:parent-style-name="Heading_20_2">
      <style:text-properties officeooo:rsid="0014ce84" officeooo:paragraph-rsid="0014ce84"/>
    </style:style>
    <style:style style:name="P10" style:family="paragraph" style:parent-style-name="Heading_20_2">
      <style:text-properties officeooo:rsid="007440df" officeooo:paragraph-rsid="007440df"/>
    </style:style>
    <style:style style:name="P11" style:family="paragraph" style:parent-style-name="Heading_20_2">
      <style:text-properties officeooo:rsid="001524ae" officeooo:paragraph-rsid="001524ae"/>
    </style:style>
    <style:style style:name="P12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3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4" style:family="paragraph" style:parent-style-name="Heading_20_5">
      <style:text-properties officeooo:paragraph-rsid="00254c33"/>
    </style:style>
    <style:style style:name="P15" style:family="paragraph" style:parent-style-name="Heading_20_6">
      <style:text-properties officeooo:paragraph-rsid="004ec25f"/>
    </style:style>
    <style:style style:name="P16" style:family="paragraph" style:parent-style-name="Heading_20_6">
      <style:text-properties officeooo:rsid="00254c33" officeooo:paragraph-rsid="00254c33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text-properties officeooo:paragraph-rsid="004f5367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55c2b" style:font-style-asian="normal" style:font-style-complex="normal"/>
    </style:style>
    <style:style style:name="T19" style:family="text">
      <style:text-properties fo:font-style="normal" officeooo:rsid="006ddbf8" style:font-style-asian="normal" style:font-style-complex="normal"/>
    </style:style>
    <style:style style:name="T20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ddbf8" style:font-weight-asian="bold" style:font-weight-complex="bold"/>
    </style:style>
    <style:style style:name="T31" style:family="text">
      <style:text-properties fo:font-weight="bold" officeooo:rsid="006f13f6" style:font-weight-asian="bold" style:font-weight-complex="bold"/>
    </style:style>
    <style:style style:name="T32" style:family="text">
      <style:text-properties officeooo:rsid="005d140f"/>
    </style:style>
    <style:style style:name="T33" style:family="text">
      <style:text-properties officeooo:rsid="005d2cc7"/>
    </style:style>
    <style:style style:name="T34" style:family="text">
      <style:text-properties officeooo:rsid="005eb8ac"/>
    </style:style>
    <style:style style:name="T35" style:family="text">
      <style:text-properties officeooo:rsid="005fc5e6"/>
    </style:style>
    <style:style style:name="T36" style:family="text">
      <style:text-properties officeooo:rsid="00693932"/>
    </style:style>
    <style:style style:name="T37" style:family="text">
      <style:text-properties officeooo:rsid="00796737"/>
    </style:style>
    <style:style style:name="T38" style:family="text">
      <style:text-properties officeooo:rsid="007cd5f1"/>
    </style:style>
    <style:style style:name="T39" style:family="text">
      <style:text-properties officeooo:rsid="007f3a2e"/>
    </style:style>
    <style:style style:name="T40" style:family="text">
      <style:text-properties officeooo:rsid="00842ec1"/>
    </style:style>
    <style:style style:name="T41" style:family="text">
      <style:text-properties officeooo:rsid="008f1254"/>
    </style:style>
    <style:style style:name="T42" style:family="text">
      <style:text-properties officeooo:rsid="009149b3"/>
    </style:style>
    <style:style style:name="T43" style:family="text">
      <style:text-properties officeooo:rsid="0095ba34"/>
    </style:style>
    <style:style style:name="T44" style:family="text">
      <style:text-properties officeooo:rsid="009b516b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2" text:outline-level="3"><text:span text:style-name="T10">ignacio</text:span> <text:span text:style-name="T10">conde</text:span></text:h>
      <text:h text:style-name="P13" text:outline-level="4">Software <text:span text:style-name="T37">Engineer</text:span></text:h>
      <text:h text:style-name="P9" text:outline-level="2">P<text:span text:style-name="T32">erfil</text:span></text:h>
      <text:p text:style-name="P5"><text:span text:style-name="T42">Ingeniero</text:span><text:span text:style-name="T32"> de softwar</text:span><text:span text:style-name="T42">e</text:span><text:span text:style-name="T32"> con 2 </text:span><text:span text:style-name="T35">añ</text:span><text:span text:style-name="T32">os de experiencia.<text:line-break/><text:line-break/></text:span><text:span text:style-name="T39">Uso </text:span><text:span text:style-name="T40">a diario </text:span><text:span text:style-name="T39">Bazzite Linux y soy un entusiasta </text:span><text:span text:style-name="T41">del </text:span><text:span text:style-name="T43">Software Libre</text:span><text:span text:style-name="T40">.</text:span><text:span text:style-name="T33"><text:line-break/></text:span><text:span text:style-name="T39">Impulsado por el deseo de excelencia,</text:span><text:span text:style-name="T33"> estoy comprometido en mi continua evoluci</text:span><text:span text:style-name="T34">ó</text:span><text:span text:style-name="T33">n como desarrollador.</text:span></text:p>
      <text:h text:style-name="P9" text:outline-level="2">Contact<text:span text:style-name="T32">o</text:span></text:h>
      <text:p text:style-name="P2"><text:span text:style-name="T32">Dirección</text:span>:<text:line-break/>1429, <text:span text:style-name="T12">Buenos Ai</text:span><text:span text:style-name="T13">r</text:span><text:span text:style-name="T12">es, </text:span><text:span text:style-name="T13">Argentina</text:span></text:p>
      <text:p text:style-name="P4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3"><text:span text:style-name="T35">Telé</text:span><text:span text:style-name="T36">fono</text:span>:<text:line-break/><text:span text:style-name="T11">+54 </text:span><text:span text:style-name="T2">(</text:span><text:span text:style-name="T11">911</text:span><text:span text:style-name="T2">) 3384-9746</text:span></text:p>
      <text:p text:style-name="P1"><text:span text:style-name="T38">Website</text:span><text:span text:style-name="T2">:<text:line-break/></text:span><text:a xlink:type="simple" xlink:href="https://www.ignaciomconde.com/" text:style-name="Internet_20_link" text:visited-style-name="Visited_20_Internet_20_Link"><text:span text:style-name="T38">www.ignaciomconde.com</text:span></text:a></text:p>
      <text:h text:style-name="P10" text:outline-level="2">Tecnologías</text:h>
      <text:p text:style-name="P6">Linux</text:p>
      <text:p text:style-name="P6">C, C++, C#</text:p>
      <text:p text:style-name="P6">Godot, Unity</text:p>
      <text:h text:style-name="P11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930DAAE8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DBCF5631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7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5">September</text:span><text:span text:style-name="T24"> 20</text:span><text:span text:style-name="T25">21</text:span><text:span text:style-name="T24"> – </text:span><text:span text:style-name="T25">March 202</text:span><text:span text:style-name="T28">2</text:span></text:h>
      <text:list text:style-name="L1">
        <text:list-item>
          <text:p text:style-name="P17"><text:span text:style-name="T22">Desarrollo</text:span><text:span text:style-name="T21"> de </text:span><text:span text:style-name="T22">G</text:span><text:span text:style-name="T21">ameplay </text:span><text:span text:style-name="T23">(Unity C#)</text:span><text:span text:style-name="T17">: Experto en implementar y optimizar mecánicas de juego e interacciones de los jugadores para mejorar la experiencia general de juego. Utilización de habilidades de programación para dar vida a visiones creativas, asegurando dinámicas de juego atractivas e inmersivas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5" text:outline-level="6"><text:span text:style-name="T25">June</text:span><text:span text:style-name="T24"> 20</text:span><text:span text:style-name="T25">19</text:span><text:span text:style-name="T24"> – </text:span><text:span text:style-name="T25">August</text:span><text:span text:style-name="T26"> 20</text:span><text:span text:style-name="T27">20</text:span></text:h>
      <text:list text:style-name="L2">
        <text:list-item>
          <text:p text:style-name="P18"><text:span text:style-name="T31">Desarrollo</text:span><text:span text:style-name="T30"> en </text:span><text:span text:style-name="T29">Salesforce</text:span>: Experto en el desarrollo de Apex y Visualforce, creando soluciones personalizadas para satisfacer diversas necesidades comerciales en la plataforma Salesforce.</text:p>
        </text:list-item>
      </text:list>
      <text:list text:style-name="L3">
        <text:list-item>
          <text:p text:style-name="P19"><text:span text:style-name="T20">T</text:span><text:span text:style-name="Strong_20_Emphasis"><text:span text:style-name="T19">rabajo en equipo</text:span></text:span><text:span text:style-name="T16">: </text:span><text:span text:style-name="T18">Trabajador en equipo</text:span><text:span text:style-name="T16"> con sólidas habilidades de comunicación, fomentando la sinergia y alcanzando objetivos a través del diálogo abierto y la responsabilidad compartida.</text:span></text:p>
        </text:list-item>
      </text:list>
      <text:h text:style-name="P8" text:outline-level="1">Educa<text:span text:style-name="T32">c</text:span>i<text:span text:style-name="T32">ó</text:span>n</text:h>
      <text:h text:style-name="P14" text:outline-level="5"><text:span text:style-name="T7">Universidad de Ciencias Empresariales y Sociales</text:span><text:span text:style-name="T9"> – </text:span><text:span text:style-name="T7">Systems Engineering</text:span></text:h>
      <text:h text:style-name="P16" text:outline-level="6">20<text:span text:style-name="T14">17</text:span> – 20<text:span text:style-name="T14">18</text:span></text:h>
      <text:p text:style-name="P20">Arquitectura de computadoras, Sistemas operativos, Requisitos de software, Diseño de software, Construcción de software, Pruebas de software, Bases de datos, Redes y protocolos de comunicación.<text:line-break/><text:span text:style-name="T44">Lenguajes: C, C++, Java.</text:span>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text:span text:style-name="T9"> – 20</text:span><text:span text:style-name="T14">15</text:span></text:h>
      <text:p text:style-name="Text_20_body">Desarrollo de juegos con Unity <text:span text:style-name="T44">(C#)</text:span>, Diseño de juegos, Diseño gráfico, Modelado 3D, Grabación y edición de a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13M45S</meta:editing-duration>
    <meta:editing-cycles>53</meta:editing-cycles>
    <meta:generator>LibreOffice/24.2.3.2$Linux_X86_64 LibreOffice_project/433d9c2ded56988e8a90e6b2e771ee4e6a5ab2ba</meta:generator>
    <dc:title>Minimalist_Resume</dc:title>
    <dc:date>2024-05-30T20:10:48.787601526</dc:date>
    <meta:print-date>2024-04-06T20:55:41.886476681</meta:print-date>
    <meta:printed-by>PDF files</meta:printed-by>
    <meta:document-statistic meta:table-count="0" meta:image-count="2" meta:object-count="0" meta:page-count="1" meta:paragraph-count="31" meta:word-count="242" meta:character-count="1729" meta:non-whitespace-character-count="1512"/>
  </office:meta>
</office:document-meta>
</file>